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21a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data. The XML entries will be provided by the user. The meta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Heading_20_1" text:outline-level="1">Modules</text:h>
      <text:h text:style-name="Heading_20_2" text:outline-level="2">IO –<text:span text:style-name="T5"> 100 LOC</text:span></text:h>
      <text:p text:style-name="P1">main (apngxml, apngoutput, state) → <text:span text:style-name="T1">Given a apngxml filename parses through the XML which adheres to the pnga XML schema to create an apng file which is saved to apngoutput. The animated image is composed composed of individual PNG frames referenced in the apngxml file along with their time offsets. </text:span></text:p>
      <text:h text:style-name="Heading_20_2" text:outline-level="2">BasicLex</text:h>
      <text:p text:style-name="P1">(base from previous project)</text:p>
      <text:h text:style-name="Heading_20_2" text:outline-level="2">MinidomParser –<text:span text:style-name="T5"> 250 LOC</text:span></text:h>
      <text:p text:style-name="P1">(base from previous project)</text:p>
      <text:h text:style-name="Heading_20_2" text:outline-level="2">MinidomSerializer –<text:span text:style-name="T5"> 400 LOC</text:span></text:h>
      <text:p text:style-name="P1">(base from previous project)</text:p>
      <text:h text:style-name="Heading_20_2" text:outline-level="2">PNGFileParser –<text:span text:style-name="T5"> 300 LOC</text:span></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text:soft-page-break/>APNGBuilder –<text:span text:style-name="T5"> 800 LOC</text:span></text:h>
      <text:p text:style-name="Text_20_body"/>
      <text:p text:style-name="P1">doChunk (chunkname, chunkdata) <text:span text:style-name="T1">→ Generic function to write any type of chunk to the given file.</text:span></text:p>
      <text:p text:style-name="Text_20_body"/>
      <text:p text:style-name="P1">doIHDR (width, height, bitdepth, colordepth, compressionmethod, filtermethod, interlacemethod) →<text:span text:style-name="T3"> Specialized function to write an IHDR chunk.</text:span></text:p>
      <text:p text:style-name="Text_20_body"/>
      <text:p text:style-name="Text_20_body"><text:span text:style-name="T2">doACTL (numframes, numplays)</text:span><text:span text:style-name="T1"> →</text:span><text:span text:style-name="T3"> Specialized function to write an aCTL chunk.</text:span></text:p>
      <text:p text:style-name="Text_20_body"/>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P3"/>
      <text:p text:style-name="Text_20_body"><text:span text:style-name="T4">writeFdAT (sequencenum, framenum)</text:span><text:span text:style-name="T3"> → Specialized function to write an fdAT chunk.</text:span></text:p>
      <text:h text:style-name="Heading_20_2" text:outline-level="2">APNGExploder –<text:span text:style-name="T5"> 400 LOC</text:span></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h text:style-name="Heading_20_2" text:outline-level="2">XMLConfigReader –<text:span text:style-name="T5"> 300 LOC</text:span></text:h>
      <text:p text:style-name="Text_20_body"/>
      <text:p text:style-name="Text_20_body">read</text:p>
      <text:h text:style-name="Heading_20_1" text:outline-level="1">Proces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1-26T17:17:47</dc:date>
    <dc:creator>Zach Bartlett</dc:creator>
    <meta:editing-duration>PT00H48M05S</meta:editing-duration>
    <meta:editing-cycles>6</meta:editing-cycles>
    <meta:generator>OpenOffice.org/3.2$Unix OpenOffice.org_project/320m19$Build-9505</meta:generator>
    <meta:document-statistic meta:table-count="0" meta:image-count="0" meta:object-count="0" meta:page-count="2" meta:paragraph-count="27" meta:word-count="421" meta:character-count="2713"/>
  </office:meta>
</office:document-meta>
</file>